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142185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1604cd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rsid="001c21ad" officeooo:paragraph-rsid="001c89a8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1" fo:font-size="11pt" fo:font-weight="normal" officeooo:paragraph-rsid="001e7fcb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 style:list-style-name="L3">
      <style:text-properties style:font-name="思源黑体 CN Regular1" fo:font-size="11pt" fo:font-weight="normal" officeooo:paragraph-rsid="001e7fcb" style:font-name-asian="思源黑体 CN Regular1" style:font-size-asian="11pt" style:font-weight-asian="normal" style:font-size-complex="11pt" style:font-weight-complex="normal"/>
    </style:style>
    <style:style style:name="P13" style:family="paragraph" style:parent-style-name="Standard" style:list-style-name="L4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 style:list-style-name="L5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15" style:family="paragraph" style:parent-style-name="Standard" style:list-style-name="L6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 style:list-style-name="L9">
      <style:text-properties style:font-name="思源黑体 CN Regular1" fo:font-size="11pt" fo:font-weight="normal" officeooo:paragraph-rsid="00142185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10">
      <style:text-properties style:font-name="思源黑体 CN Regular1" fo:font-size="11pt" fo:font-weight="normal" officeooo:paragraph-rsid="001604cd" style:font-name-asian="思源黑体 CN Regular1" style:font-size-asian="11pt" style:font-weight-asian="normal" style:font-size-complex="11pt" style:font-weight-complex="normal"/>
    </style:style>
    <style:style style:name="P18" style:family="paragraph" style:parent-style-name="Standard" style:list-style-name="L11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19" style:family="paragraph" style:parent-style-name="Standard" style:list-style-name="L12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20" style:family="paragraph" style:parent-style-name="Standard" style:list-style-name="L13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14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15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16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17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18">
      <style:text-properties style:font-name="思源黑体 CN Regular1" fo:font-size="11pt" fo:font-weight="normal" officeooo:paragraph-rsid="001c21ad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18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19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20">
      <style:text-properties style:font-name="思源黑体 CN Regular1" fo:font-size="11pt" fo:font-weight="normal" officeooo:rsid="00200806" officeooo:paragraph-rsid="00200806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20">
      <style:text-properties style:font-name="思源黑体 CN Regular1" fo:font-size="11pt" fo:font-weight="normal" officeooo:rsid="00200806" officeooo:paragraph-rsid="0020108a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20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21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7">
      <style:text-properties officeooo:paragraph-rsid="00105102"/>
    </style:style>
    <style:style style:name="P35" style:family="paragraph" style:parent-style-name="Standard" style:list-style-name="L8">
      <style:text-properties officeooo:paragraph-rsid="00105102"/>
    </style:style>
    <style:style style:name="P36" style:family="paragraph" style:parent-style-name="Standard" style:list-style-name="L1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9b2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37" style:family="paragraph" style:parent-style-name="Standard" style:list-style-name="L1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38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39" style:family="paragraph" style:parent-style-name="Standard" style:list-style-name="L18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40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41" style:family="paragraph" style:parent-style-name="Standard" style:list-style-name="L18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42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43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44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fb1a5"/>
    </style:style>
    <style:style style:name="T4" style:family="text">
      <style:text-properties officeooo:rsid="00105102"/>
    </style:style>
    <style:style style:name="T5" style:family="text">
      <style:text-properties officeooo:rsid="00135645"/>
    </style:style>
    <style:style style:name="T6" style:family="text">
      <style:text-properties officeooo:rsid="00142185"/>
    </style:style>
    <style:style style:name="T7" style:family="text">
      <style:text-properties officeooo:rsid="001604cd"/>
    </style:style>
    <style:style style:name="T8" style:family="text">
      <style:text-properties officeooo:rsid="0017f8f7"/>
    </style:style>
    <style:style style:name="T9" style:family="text">
      <style:text-properties officeooo:rsid="0019b27f"/>
    </style:style>
    <style:style style:name="T10" style:family="text">
      <style:text-properties officeooo:rsid="001aba18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style-asian="normal" style:text-emphasize="none"/>
    </style:style>
    <style:style style:name="T13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14" style:family="text">
      <style:text-properties officeooo:rsid="00200806"/>
    </style:style>
    <style:style style:name="T15" style:family="text">
      <style:text-properties officeooo:rsid="002192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离职管理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1"><text:tab/><text:tab/><text:tab/><text:tab/>功能名_<text:span text:style-name="T1">1:列表 功能类型:网格</text:span></text:p>
      <text:list xml:id="list8476425567665830365" text:style-name="L1">
        <text:list-item>
          <text:p text:style-name="P8"><text:bookmark-start text:name="__DdeLink__85_1631178521"/>字段名:离职人员姓名</text:p>
        </text:list-item>
        <text:list-item>
          <text:p text:style-name="P8">字段名:地区</text:p>
        </text:list-item>
        <text:list-item>
          <text:p text:style-name="P8">字段名:部门/项目组</text:p>
        </text:list-item>
        <text:list-item>
          <text:p text:style-name="P8">字段名:员工编号</text:p>
        </text:list-item>
        <text:list-item>
          <text:p text:style-name="P8">字段名:岗位</text:p>
        </text:list-item>
        <text:list-item>
          <text:p text:style-name="P8">字段名:岗位层级</text:p>
        </text:list-item>
        <text:list-item>
          <text:p text:style-name="P8">字段名:学历</text:p>
        </text:list-item>
        <text:list-item>
          <text:p text:style-name="P8">字段名:私人邮箱</text:p>
        </text:list-item>
        <text:list-item>
          <text:p text:style-name="P8">字段名:联系电话</text:p>
        </text:list-item>
        <text:list-item>
          <text:p text:style-name="P8">字段名:入职时间</text:p>
        </text:list-item>
        <text:list-item>
          <text:p text:style-name="P8">字段名:离职类型</text:p>
        </text:list-item>
        <text:list-item>
          <text:p text:style-name="P8">字段名:离职原因</text:p>
        </text:list-item>
        <text:list-item>
          <text:p text:style-name="P8">字段名:员工状态</text:p>
        </text:list-item>
        <text:list-item>
          <text:p text:style-name="P8">字段名:在司工龄</text:p>
        </text:list-item>
        <text:list-item>
          <text:p text:style-name="P8">字段名:申请离职日期</text:p>
        </text:list-item>
        <text:list-item>
          <text:p text:style-name="P8">字段名:是否申请提前离职</text:p>
        </text:list-item>
        <text:list-item>
          <text:p text:style-name="P8">字段名:提前离职日期</text:p>
        </text:list-item>
        <text:list-item>
          <text:p text:style-name="P8">字段名:提前原因</text:p>
        </text:list-item>
        <text:list-item>
          <text:p text:style-name="P8">字段名:离职状态</text:p>
        </text:list-item>
        <text:list-item>
          <text:p text:style-name="P8">字段名:正常离职时间</text:p>
        </text:list-item>
        <text:list-item>
          <text:p text:style-name="P8">字段名:离职面谈负责人</text:p>
        </text:list-item>
        <text:list-item>
          <text:p text:style-name="P8">字段名:面谈内容</text:p>
        </text:list-item>
        <text:list-item>
          <text:p text:style-name="P8">字段名:面谈意见<text:bookmark-end text:name="__DdeLink__85_1631178521"/></text:p>
        </text:list-item>
        <text:list-item>
          <text:p text:style-name="P8">字段名:项目经理</text:p>
        </text:list-item>
        <text:list-item>
          <text:p text:style-name="P8">字段名:项目经理面谈意见</text:p>
        </text:list-item>
        <text:list-item>
          <text:p text:style-name="P8">字段名:总经办审批意见</text:p>
        </text:list-item>
        <text:list-item>
          <text:p text:style-name="P8">字段名:通过提前离职</text:p>
        </text:list-item>
        <text:list-item>
          <text:p text:style-name="P8">字段名:离职办理状态</text:p>
        </text:list-item>
        <text:list-item>
          <text:p text:style-name="P8">字段名:薪资确认情况</text:p>
        </text:list-item>
        <text:list-item>
          <text:p text:style-name="P8">字段名:薪资详情</text:p>
        </text:list-item>
        <text:list-item>
          <text:p text:style-name="P8">字段名:离职确认情况</text:p>
        </text:list-item>
      </text:list>
      <text:p text:style-name="P1"><text:tab/><text:tab/><text:tab/><text:tab/>功能名_<text:span text:style-name="T3">2:申请离职 功能类型:编辑</text:span></text:p>
      <text:list xml:id="list1006083117575241647" text:style-name="L2">
        <text:list-item>
          <text:p text:style-name="P9"><text:bookmark-start text:name="__DdeLink__83_1631178521"/>字段名:离职原因 字段类型:文本框 必填</text:p>
        </text:list-item>
        <text:list-item>
          <text:p text:style-name="P10"><text:bookmark-start text:name="__DdeLink__643_1631178521"/>字段名:私人邮箱 字段类型:文本框 必填<text:bookmark-end text:name="__DdeLink__643_1631178521"/></text:p>
        </text:list-item>
        <text:list-item>
          <text:p text:style-name="P9">字段名:申请离职日期 字段类型:日期框 必填</text:p>
        </text:list-item>
        <text:list-item>
          <text:p text:style-name="P9">字段名:是否申请提前离职 字段类型:开关按钮 默认:否 必填</text:p>
        </text:list-item>
        <text:list-item>
          <text:p text:style-name="P9">字段名:提前离职日期 字段类型:日期框 非必填</text:p>
        </text:list-item>
        <text:list-item>
          <text:p text:style-name="P9"><text:soft-page-break/>字段名:提前原因 字段类型:文本框 非必填<text:bookmark-end text:name="__DdeLink__83_1631178521"/></text:p>
        </text:list-item>
      </text:list>
      <text:p text:style-name="P2"><text:tab/><text:tab/><text:tab/><text:tab/>功能名_<text:span text:style-name="T4">3:编辑 功能类型:编辑</text:span></text:p>
      <text:list xml:id="list8087669203311832413" text:style-name="L3">
        <text:list-item>
          <text:p text:style-name="P11">字段名:离职原因 字段类型:文本框 必填</text:p>
        </text:list-item>
        <text:list-item>
          <text:p text:style-name="P12">字段名:私人邮箱 字段类型:文本框 必填</text:p>
        </text:list-item>
        <text:list-item>
          <text:p text:style-name="P11">字段名:申请离职日期 字段类型:日期框 必填</text:p>
        </text:list-item>
        <text:list-item>
          <text:p text:style-name="P11">字段名:是否申请提前离职 字段类型:开关按钮 默认:否 必填</text:p>
        </text:list-item>
        <text:list-item>
          <text:p text:style-name="P11">字段名:提前离职日期 字段类型:日期框 非必填</text:p>
        </text:list-item>
        <text:list-item>
          <text:p text:style-name="P11">字段名:提前原因 字段类型:文本框 非必填</text:p>
        </text:list-item>
      </text:list>
      <text:p text:style-name="P2"><text:tab/><text:tab/><text:tab/><text:tab/>功能名_<text:span text:style-name="T8">4:删除 功能类型:编辑</text:span></text:p>
      <text:p text:style-name="P2"><text:tab/><text:tab/><text:tab/><text:tab/>功能名_<text:span text:style-name="T8">5:负责人面谈 功能类型:编辑</text:span></text:p>
      <text:list xml:id="list4904379911244668485" text:style-name="L4">
        <text:list-item>
          <text:p text:style-name="P13">字段名:面谈内容 字段类型:文本框 必填</text:p>
        </text:list-item>
        <text:list-item>
          <text:p text:style-name="P13">字段名:面谈意见 字段类型:文本框 必填</text:p>
        </text:list-item>
      </text:list>
      <text:p text:style-name="P2"><text:tab/><text:tab/><text:tab/><text:tab/>功能名_<text:span text:style-name="T8">6:项目经理面谈 功能类型:编辑</text:span></text:p>
      <text:list xml:id="list7305319752491963059" text:style-name="L5">
        <text:list-item>
          <text:p text:style-name="P14">字段名:意见 字段类型:文本框 必填</text:p>
        </text:list-item>
      </text:list>
      <text:p text:style-name="P2"><text:tab/><text:tab/><text:tab/><text:tab/>功能名_<text:span text:style-name="T8">7:总经办审核 功能类型:编辑</text:span></text:p>
      <text:list xml:id="list7770457291665048446" text:style-name="L6">
        <text:list-item>
          <text:p text:style-name="P15">字段名:意见 字段类型:文本框 必填</text:p>
        </text:list-item>
        <text:list-item>
          <text:p text:style-name="P15">字段名:通过提前离职 字段类型:开关按钮 默认:否</text:p>
        </text:list-item>
      </text:list>
      <text:p text:style-name="P2"><text:tab/><text:tab/><text:tab/><text:tab/>功能名_<text:span text:style-name="T8">8:确认薪资情况 功能类型:编辑</text:span></text:p>
      <text:list xml:id="list5018288529119544429" text:style-name="L7">
        <text:list-item>
          <text:p text:style-name="P34"><text:span text:style-name="T13">字段名:是否确认无误 字段类型:开关按钮 默认:否</text:span></text:p>
        </text:list-item>
      </text:list>
      <text:p text:style-name="P2"><text:tab/><text:tab/><text:tab/><text:tab/>功能名_<text:span text:style-name="T8">9:上传附件 功能类型:编辑</text:span></text:p>
      <text:p text:style-name="P2"><text:tab/><text:tab/><text:tab/><text:tab/>功能名_<text:span text:style-name="T8">10:确认离职 功能类型:编辑</text:span></text:p>
      <text:p text:style-name="P2"><text:tab/><text:tab/><text:tab/><text:tab/>功能名_<text:span text:style-name="T7">11:修改离职类型 功能类型:编辑</text:span></text:p>
      <text:list xml:id="list7176706801705167834" text:style-name="L8">
        <text:list-item>
          <text:p text:style-name="P35"><text:span text:style-name="T13">字段名:离职类型 字段类型:单选框 必填</text:span></text:p>
        </text:list-item>
      </text:list>
      <text:p text:style-name="P2"><text:tab/><text:tab/><text:tab/><text:tab/>功能名_<text:span text:style-name="T14">12:汇总 功能类型:网格</text:span></text:p>
      <text:list xml:id="list5415703684269793280" text:style-name="L20">
        <text:list-item>
          <text:p text:style-name="P29">字段名:项目组 字段类型:单选框 非必填</text:p>
        </text:list-item>
        <text:list-item>
          <text:p text:style-name="P29">字段名:岗位 字段类型:单选框 非必填</text:p>
        </text:list-item>
        <text:list-item>
          <text:p text:style-name="P29">字段名:开始时间 字段类型:时间框 非必填</text:p>
        </text:list-item>
        <text:list-item>
          <text:p text:style-name="P29">字段名:结束时间 字段类型:时间框 非必填</text:p>
          <text:list>
            <text:list-item>
              <text:p text:style-name="P29">项目组汇总 功能类型:网格</text:p>
              <text:list>
                <text:list-item>
                  <text:p text:style-name="P29">字段名:项目组</text:p>
                </text:list-item>
                <text:list-item>
                  <text:p text:style-name="P29"><text:bookmark-start text:name="__DdeLink__1180_1631178521"/>字段名:自离人员数量</text:p>
                </text:list-item>
                <text:list-item>
                  <text:p text:style-name="P29">字段名:辞退人员数量</text:p>
                </text:list-item>
                <text:list-item>
                  <text:p text:style-name="P29">字段名:正常离职人员数量<text:bookmark-end text:name="__DdeLink__1180_1631178521"/></text:p>
                </text:list-item>
              </text:list>
            </text:list-item>
            <text:list-item>
              <text:p text:style-name="P30">地区汇总 功能类型:网格</text:p>
              <text:list>
                <text:list-item>
                  <text:p text:style-name="P30">字段名:岗位</text:p>
                </text:list-item>
                <text:list-item>
                  <text:p text:style-name="P31">字段名:自离人员数量</text:p>
                </text:list-item>
                <text:list-item>
                  <text:p text:style-name="P31">字段名:辞退人员数量</text:p>
                </text:list-item>
                <text:list-item>
                  <text:p text:style-name="P31">字段名:正常离职人员数量</text:p>
                </text:list-item>
              </text:list>
            </text:list-item>
            <text:list-item>
              <text:p text:style-name="P30">入职时间汇总 功能类型:网格</text:p>
              <text:list>
                <text:list-item>
                  <text:p text:style-name="P30">字段名:入职时间</text:p>
                </text:list-item>
                <text:list-item>
                  <text:p text:style-name="P31">字段名:自离人员数量</text:p>
                </text:list-item>
                <text:list-item>
                  <text:p text:style-name="P31">字段名:辞退人员数量</text:p>
                </text:list-item>
                <text:list-item>
                  <text:p text:style-name="P31">字段名:正常离职人员数量</text:p>
                </text:list-item>
              </text:list>
            </text:list-item>
            <text:list-item>
              <text:p text:style-name="P30">工龄汇总 功能类型:网格</text:p>
              <text:list>
                <text:list-item>
                  <text:p text:style-name="P30"><text:soft-page-break/>字段名:在司工龄</text:p>
                </text:list-item>
                <text:list-item>
                  <text:p text:style-name="P31">字段名:自离人员数量</text:p>
                </text:list-item>
                <text:list-item>
                  <text:p text:style-name="P31">字段名:辞退人员数量</text:p>
                </text:list-item>
                <text:list-item>
                  <text:p text:style-name="P31">字段名:正常离职人员数量</text:p>
                </text:list-item>
              </text:list>
            </text:list-item>
            <text:list-item>
              <text:p text:style-name="P30">学历汇总 功能类型:网格</text:p>
              <text:list>
                <text:list-item>
                  <text:p text:style-name="P30">字段名:学历</text:p>
                </text:list-item>
                <text:list-item>
                  <text:p text:style-name="P31">字段名:自离人员数量</text:p>
                </text:list-item>
                <text:list-item>
                  <text:p text:style-name="P31">字段名:辞退人员数量</text:p>
                </text:list-item>
                <text:list-item>
                  <text:p text:style-name="P31">字段名:正常离职人员数量</text:p>
                </text:list-item>
              </text:list>
            </text:list-item>
          </text:list>
        </text:list-item>
      </text:list>
      <text:p text:style-name="P32"><text:tab/><text:tab/><text:tab/><text:tab/>功能名_<text:span text:style-name="T15">13:原因汇总 功能类型:网格</text:span></text:p>
      <text:list xml:id="list4472640071069061077" text:style-name="L21">
        <text:list-item>
          <text:p text:style-name="P33">字段名:开始时间 字段类型:时间框 非必填</text:p>
        </text:list-item>
        <text:list-item>
          <text:p text:style-name="P33">字段名:结束时间 字段类型:时间框 非必填</text:p>
          <text:list>
            <text:list-item>
              <text:p text:style-name="P33">字段类型:离职类型</text:p>
            </text:list-item>
            <text:list-item>
              <text:p text:style-name="P33">字段类型:原因明细</text:p>
            </text:list-item>
            <text:list-item>
              <text:p text:style-name="P33">字段类型:人员数量</text:p>
            </text:list-item>
          </text:list>
        </text:list-item>
      </text:list>
      <text:p text:style-name="P2"><text:tab/><text:tab/>导航名_<text:span text:style-name="T5">2:自离信息</text:span></text:p>
      <text:p text:style-name="P2"><text:tab/><text:tab/><text:tab/><text:tab/>功能名_<text:span text:style-name="T6">1:列表 功能类型:网格</text:span></text:p>
      <text:list xml:id="list1953698580390788132" text:style-name="L9">
        <text:list-item>
          <text:p text:style-name="P16">字段名:离职人员姓名</text:p>
        </text:list-item>
        <text:list-item>
          <text:p text:style-name="P16">字段名:地区</text:p>
        </text:list-item>
        <text:list-item>
          <text:p text:style-name="P16">字段名:部门/项目组</text:p>
        </text:list-item>
        <text:list-item>
          <text:p text:style-name="P16">字段名:员工编号</text:p>
        </text:list-item>
        <text:list-item>
          <text:p text:style-name="P16">字段名:岗位</text:p>
        </text:list-item>
        <text:list-item>
          <text:p text:style-name="P16">字段名:岗位层级</text:p>
        </text:list-item>
        <text:list-item>
          <text:p text:style-name="P16">字段名:学历</text:p>
        </text:list-item>
        <text:list-item>
          <text:p text:style-name="P16">字段名:私人邮箱</text:p>
        </text:list-item>
        <text:list-item>
          <text:p text:style-name="P16">字段名:联系电话</text:p>
        </text:list-item>
        <text:list-item>
          <text:p text:style-name="P16">字段名:入职时间</text:p>
        </text:list-item>
        <text:list-item>
          <text:p text:style-name="P16">字段名:离职类型</text:p>
        </text:list-item>
        <text:list-item>
          <text:p text:style-name="P16">字段名:离职原因</text:p>
        </text:list-item>
        <text:list-item>
          <text:p text:style-name="P16">字段名:员工状态</text:p>
        </text:list-item>
        <text:list-item>
          <text:p text:style-name="P16">字段名:在司工龄</text:p>
        </text:list-item>
        <text:list-item>
          <text:p text:style-name="P16">字段名:申请离职日期</text:p>
        </text:list-item>
        <text:list-item>
          <text:p text:style-name="P16">字段名:离职时间</text:p>
        </text:list-item>
        <text:list-item>
          <text:p text:style-name="P16">字段名:离职面谈负责人</text:p>
        </text:list-item>
        <text:list-item>
          <text:p text:style-name="P16">字段名:面谈内容</text:p>
        </text:list-item>
        <text:list-item>
          <text:p text:style-name="P16">字段名:面谈意见</text:p>
        </text:list-item>
        <text:list-item>
          <text:p text:style-name="P16">字段名:离职办理状态</text:p>
        </text:list-item>
        <text:list-item>
          <text:p text:style-name="P16">字段名:离职确认情况</text:p>
        </text:list-item>
      </text:list>
      <text:p text:style-name="P3"><text:tab/><text:tab/><text:tab/><text:tab/>功能名_<text:span text:style-name="T7">2:添加 <text:s/>功能类型:编辑</text:span></text:p>
      <text:list xml:id="list2579529141225944241" text:style-name="L10">
        <text:list-item>
          <text:p text:style-name="P17"><text:bookmark-start text:name="__DdeLink__95_1631178521"/>字段名:离职人员姓名 字段类型:单选框 必填</text:p>
        </text:list-item>
        <text:list-item>
          <text:p text:style-name="P17">字段名:离职原因 字段类型:文本框 必填</text:p>
        </text:list-item>
        <text:list-item>
          <text:p text:style-name="P17">字段名:申请离职日期 字段类型:日期框 非必填</text:p>
        </text:list-item>
        <text:list-item>
          <text:p text:style-name="P17">字段名:离职时间 字段类型:日期框 必填</text:p>
        </text:list-item>
        <text:list-item>
          <text:p text:style-name="P17">字段名:离职面谈负责人<text:bookmark-start text:name="__DdeLink__90_1631178521"/> 字段类型:文本框 非必填<text:bookmark-end text:name="__DdeLink__90_1631178521"/></text:p>
        </text:list-item>
        <text:list-item>
          <text:p text:style-name="P17"><text:soft-page-break/>字段名:面谈内容 字段类型:文本框 非必填</text:p>
        </text:list-item>
        <text:list-item>
          <text:p text:style-name="P17">字段名:面谈意见 字段类型:文本框 非必填</text:p>
        </text:list-item>
        <text:list-item>
          <text:p text:style-name="P17">字段名:离职办理状态 <text:s/>字段类型:单选框 必填</text:p>
        </text:list-item>
        <text:list-item>
          <text:p text:style-name="P17">字段名:离职确认情况 字段类型:开关按钮 默认:已确认 必填<text:bookmark-end text:name="__DdeLink__95_1631178521"/></text:p>
        </text:list-item>
      </text:list>
      <text:p text:style-name="P4"><text:tab/><text:tab/><text:tab/><text:tab/>功能名_<text:span text:style-name="T8">3:编辑 功能类型:编辑</text:span></text:p>
      <text:list xml:id="list1727304942571387660" text:style-name="L11">
        <text:list-item>
          <text:p text:style-name="P18">字段名:离职人员姓名 字段类型:单选框 必填</text:p>
        </text:list-item>
        <text:list-item>
          <text:p text:style-name="P18">字段名:离职原因 字段类型:文本框 必填</text:p>
        </text:list-item>
        <text:list-item>
          <text:p text:style-name="P18">字段名:申请离职日期 字段类型:日期框 非必填</text:p>
        </text:list-item>
        <text:list-item>
          <text:p text:style-name="P18">字段名:离职时间 字段类型:日期框 必填</text:p>
        </text:list-item>
        <text:list-item>
          <text:p text:style-name="P18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18">字段名:面谈内容 字段类型:文本框 非必填</text:p>
        </text:list-item>
        <text:list-item>
          <text:p text:style-name="P18">字段名:面谈意见 字段类型:文本框 非必填</text:p>
        </text:list-item>
        <text:list-item>
          <text:p text:style-name="P18">字段名:离职办理状态 <text:s/>字段类型:单选框 必填</text:p>
        </text:list-item>
        <text:list-item>
          <text:p text:style-name="P18">字段名:离职确认情况 字段类型:开关按钮 默认:已确认 必填</text:p>
        </text:list-item>
      </text:list>
      <text:p text:style-name="P5"><text:tab/><text:tab/><text:tab/><text:tab/>功能名_<text:span text:style-name="T8">4:删除 功能类型:编辑</text:span></text:p>
      <text:p text:style-name="P5"><text:tab/><text:tab/>导航名_<text:span text:style-name="T8">3:工作交接</text:span></text:p>
      <text:p text:style-name="P5"><text:tab/><text:tab/><text:tab/><text:tab/>功能名_<text:span text:style-name="T8">1:列表 功能类型:网格</text:span></text:p>
      <text:list xml:id="list7514161398701447506" text:style-name="L12">
        <text:list-item>
          <text:p text:style-name="P19">字段名:交接人姓名</text:p>
        </text:list-item>
        <text:list-item>
          <text:p text:style-name="P19">字段名:被交接人姓名</text:p>
        </text:list-item>
        <text:list-item>
          <text:p text:style-name="P19">字段名:交接信息明细</text:p>
        </text:list-item>
        <text:list-item>
          <text:p text:style-name="P19">字段名:交接情况</text:p>
        </text:list-item>
        <text:list-item>
          <text:p text:style-name="P19">字段名:接受人确认</text:p>
        </text:list-item>
        <text:list-item>
          <text:p text:style-name="P19">字段名:福利模块负责人确认</text:p>
        </text:list-item>
      </text:list>
      <text:p text:style-name="P5"><text:tab/><text:tab/><text:tab/><text:tab/>功能名_<text:span text:style-name="T9">2:添加 功能类型:编辑</text:span></text:p>
      <text:list xml:id="list9035154907988291183" text:style-name="L13">
        <text:list-item>
          <text:p text:style-name="P20">字段名:交接人姓名 字段类型:单选框 必填</text:p>
        </text:list-item>
        <text:list-item>
          <text:p text:style-name="P20">字段名:被交接人姓名 字段类型:单选框 必填</text:p>
        </text:list-item>
        <text:list-item>
          <text:p text:style-name="P20">字段名:交接信息明细 字段类型:文本框 必填</text:p>
        </text:list-item>
        <text:list-item>
          <text:p text:style-name="P20">字段名:交接情况 字段类型:文本框 必填</text:p>
        </text:list-item>
      </text:list>
      <text:p text:style-name="P6"><text:tab/><text:tab/><text:tab/><text:tab/>功能名_<text:span text:style-name="T9">3:编辑 功能类型:编辑</text:span></text:p>
      <text:list xml:id="list4665791783625523391" text:style-name="L14">
        <text:list-item>
          <text:p text:style-name="P21">字段名:交接人姓名 字段类型:单选框 必填</text:p>
        </text:list-item>
        <text:list-item>
          <text:p text:style-name="P21">字段名:被交接人姓名 字段类型:单选框 必填</text:p>
        </text:list-item>
        <text:list-item>
          <text:p text:style-name="P21">字段名:交接信息明细 字段类型:文本框 必填</text:p>
        </text:list-item>
        <text:list-item>
          <text:p text:style-name="P21">字段名:交接情况 字段类型:文本框 必填</text:p>
        </text:list-item>
      </text:list>
      <text:p text:style-name="P6"><text:tab/><text:tab/><text:tab/><text:tab/>功能名_<text:span text:style-name="T9">4:删除 功能类型:编辑</text:span></text:p>
      <text:p text:style-name="P6"><text:tab/><text:tab/><text:tab/><text:tab/>功能名_<text:span text:style-name="T9">5:确认交接 功能类型:编辑</text:span></text:p>
      <text:list xml:id="list4125945227889176177" text:style-name="L15">
        <text:list-item>
          <text:p text:style-name="P22">字段名:确认内容 字段类型:文本框 必填</text:p>
        </text:list-item>
      </text:list>
      <text:p text:style-name="P6"><text:tab/><text:tab/><text:tab/><text:tab/>功能名_<text:span text:style-name="T10">6:福利模块负责人确认 功能类型:编辑</text:span></text:p>
      <text:list xml:id="list2607911480036333523" text:style-name="L16">
        <text:list-item>
          <text:p text:style-name="P23">字段名:意见 字段类型:文本框 必填</text:p>
        </text:list-item>
      </text:list>
      <text:p text:style-name="P6"><text:tab/><text:tab/><text:tab/><text:tab/>功能名_<text:span text:style-name="T10">7:上传附件 <text:s/>功能类型:编辑</text:span></text:p>
      <text:p text:style-name="P6"><text:tab/><text:tab/>导航名_<text:span text:style-name="T10">5:交接信息参考 </text:span></text:p>
      <text:p text:style-name="P6"><text:tab/><text:tab/><text:tab/><text:tab/>功能名_<text:span text:style-name="T10">1:列表 功能类型:网格</text:span></text:p>
      <text:list xml:id="list4207004023432169908" text:style-name="L17">
        <text:list-item>
          <text:p text:style-name="P24">字段名:当前工作范围</text:p>
        </text:list-item>
        <text:list-item>
          <text:p text:style-name="P24">字段名:当前工作目的</text:p>
        </text:list-item>
        <text:list-item>
          <text:p text:style-name="P24">字段名:当前工作范围的权限</text:p>
        </text:list-item>
        <text:list-item>
          <text:p text:style-name="P24"><text:soft-page-break/>字段名:当前工作资料</text:p>
        </text:list-item>
        <text:list-item>
          <text:p text:style-name="P24">字段名:文件内容明细</text:p>
        </text:list-item>
        <text:list-item>
          <text:p text:style-name="P24">字段名:文件存储路径</text:p>
        </text:list-item>
        <text:list-item>
          <text:p text:style-name="P24">字段名:任务交接类型</text:p>
        </text:list-item>
        <text:list-item>
          <text:p text:style-name="P24">字段名:任务交接内容明细</text:p>
        </text:list-item>
        <text:list-item>
          <text:p text:style-name="P24">字段名:设备交接型号</text:p>
        </text:list-item>
        <text:list-item>
          <text:p text:style-name="P24">字段名:设备交接内容</text:p>
        </text:list-item>
        <text:list-item>
          <text:p text:style-name="P24">字段名:设备交接存储<text:span text:style-name="T11">内容</text:span></text:p>
        </text:list-item>
        <text:list-item>
          <text:p text:style-name="P36">字段名:股权或期权交接类型</text:p>
        </text:list-item>
        <text:list-item>
          <text:p text:style-name="P37">字段名:股权或期权交接内容</text:p>
        </text:list-item>
        <text:list-item>
          <text:p text:style-name="P37">字段名:办公室用品交接类型</text:p>
        </text:list-item>
        <text:list-item>
          <text:p text:style-name="P37">字段名:办公室用品交接内容</text:p>
        </text:list-item>
      </text:list>
      <text:p text:style-name="P38"><text:tab/><text:tab/><text:tab/><text:tab/>功能名_2:添加 功能类型:编辑</text:p>
      <text:list xml:id="list6956580450417141456" text:style-name="L18">
        <text:list-item>
          <text:p text:style-name="P25">字段名:当前工作范围 字段类型:文本框 必填</text:p>
        </text:list-item>
        <text:list-item>
          <text:p text:style-name="P26">字段名:当前工作目的 字段类型:文本框 必填</text:p>
        </text:list-item>
        <text:list-item>
          <text:p text:style-name="P26">字段名:当前工作范围的权限 字段类型:文本框 必填</text:p>
        </text:list-item>
        <text:list-item>
          <text:p text:style-name="P26">字段名:当前工作资料 字段类型:文本框 必填</text:p>
        </text:list-item>
        <text:list-item>
          <text:p text:style-name="P26">字段名:文件内容明细 字段类型:文本框 必填</text:p>
        </text:list-item>
        <text:list-item>
          <text:p text:style-name="P26">字段名:文件存储路径 字段类型:文本框 必填</text:p>
        </text:list-item>
        <text:list-item>
          <text:p text:style-name="P26">字段名:任务交接类型 字段类型:文本框 必填</text:p>
        </text:list-item>
        <text:list-item>
          <text:p text:style-name="P26">字段名:任务交接内容明细 字段类型:文本框 必填</text:p>
        </text:list-item>
        <text:list-item>
          <text:p text:style-name="P26">字段名:设备交接型号 字段类型:文本框 非必填</text:p>
        </text:list-item>
        <text:list-item>
          <text:p text:style-name="P26">字段名:设备交接内容 字段类型:文本框 非必填</text:p>
        </text:list-item>
        <text:list-item>
          <text:p text:style-name="P26">字段名:设备交接存储<text:span text:style-name="T11">内容 字段类型:文本框 非必填</text:span></text:p>
        </text:list-item>
        <text:list-item>
          <text:p text:style-name="P41">字段名:股权或期权交接类型 字段类型:文本框 非必填</text:p>
        </text:list-item>
        <text:list-item>
          <text:p text:style-name="P39">字段名:股权或期权交接内容 字段类型:文本框 非必填</text:p>
        </text:list-item>
        <text:list-item>
          <text:p text:style-name="P39">字段名:办公室用品交接类型 字段类型:文本框 非必填</text:p>
        </text:list-item>
        <text:list-item>
          <text:p text:style-name="P39">字段名:办公室用品交接内容 字段类型:文本框 非必填</text:p>
        </text:list-item>
      </text:list>
      <text:p text:style-name="P7"><text:span text:style-name="T11"><text:tab/><text:tab/><text:tab/><text:tab/>功能名_</text:span><text:span text:style-name="T12">3:编辑 功能类型:编辑</text:span></text:p>
      <text:list xml:id="list9000184291871625449" text:style-name="L19">
        <text:list-item>
          <text:p text:style-name="P27">字段名:当前工作范围 字段类型:文本框 必填</text:p>
        </text:list-item>
        <text:list-item>
          <text:p text:style-name="P27">字段名:当前工作目的 字段类型:文本框 必填</text:p>
        </text:list-item>
        <text:list-item>
          <text:p text:style-name="P27">字段名:当前工作范围的权限 字段类型:文本框 必填</text:p>
        </text:list-item>
        <text:list-item>
          <text:p text:style-name="P27">字段名:当前工作资料 字段类型:文本框 必填</text:p>
        </text:list-item>
        <text:list-item>
          <text:p text:style-name="P27">字段名:文件内容明细 字段类型:文本框 必填</text:p>
        </text:list-item>
        <text:list-item>
          <text:p text:style-name="P27">字段名:文件存储路径 字段类型:文本框 必填</text:p>
        </text:list-item>
        <text:list-item>
          <text:p text:style-name="P27">字段名:任务交接类型 字段类型:文本框 必填</text:p>
        </text:list-item>
        <text:list-item>
          <text:p text:style-name="P27">字段名:任务交接内容明细 字段类型:文本框 必填</text:p>
        </text:list-item>
        <text:list-item>
          <text:p text:style-name="P27">字段名:设备交接型号 字段类型:文本框 非必填</text:p>
        </text:list-item>
        <text:list-item>
          <text:p text:style-name="P27">字段名:设备交接内容 字段类型:文本框 非必填</text:p>
        </text:list-item>
        <text:list-item>
          <text:p text:style-name="P27">字段名:设备交接存储<text:span text:style-name="T11">内容 字段类型:文本框 非必填</text:span></text:p>
        </text:list-item>
        <text:list-item>
          <text:p text:style-name="P42">字段名:股权或期权交接类型 字段类型:文本框 非必填</text:p>
        </text:list-item>
        <text:list-item>
          <text:p text:style-name="P40">字段名:股权或期权交接内容 字段类型:文本框 非必填</text:p>
        </text:list-item>
        <text:list-item>
          <text:p text:style-name="P40">字段名:办公室用品交接类型 字段类型:文本框 非必填</text:p>
        </text:list-item>
        <text:list-item>
          <text:p text:style-name="P43">字段名:办公室用品交接内容 字段类型:文本框 非必填</text:p>
        </text:list-item>
      </text:list>
      <text:p text:style-name="P44"><text:soft-page-break/><text:tab/><text:tab/><text:tab/><text:tab/>功能名_4:删除 功能类型:编辑</text:p>
      <text:p text:style-name="P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04-17T18:03:23.140903465</dc:date>
    <meta:editing-duration>PT5H7M47S</meta:editing-duration>
    <meta:editing-cycles>6</meta:editing-cycles>
    <meta:generator>LibreOffice/5.1.5.2$Linux_X86_64 LibreOffice_project/10$Build-2</meta:generator>
    <meta:document-statistic meta:table-count="0" meta:image-count="0" meta:object-count="0" meta:page-count="6" meta:paragraph-count="220" meta:word-count="3297" meta:character-count="3935" meta:non-whitespace-character-count="3603"/>
  </office:meta>
</office:document-meta>
</file>